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8139in" style:rel-column-width="7967*"/>
    </style:style>
    <style:style style:name="Table1.B" style:family="table-column">
      <style:table-column-properties style:column-width="5.8813in" style:rel-column-width="57568*"/>
    </style:style>
    <style:style style:name="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DejaVu Sans Mono" fo:font-size="9pt" officeooo:paragraph-rsid="00476cbe" style:font-size-asian="9pt" style:font-size-complex="9pt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DejaVu Sans Mono" fo:font-size="9pt" officeooo:paragraph-rsid="00499475" style:font-size-asian="9pt" style:font-size-complex="9pt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color="#000000" loext:opacity="100%" style:font-name="DejaVu Sans Mono" fo:font-size="9pt" officeooo:rsid="00499475" officeooo:paragraph-rsid="00499475" style:font-size-asian="9pt" style:font-size-complex="9pt"/>
    </style:style>
    <style:style style:name="P7" style:family="paragraph" style:parent-style-name="Text_20_body">
      <loext:graphic-properties draw:fill-gradient-name="gradient" draw:fill-hatch-name="hatch"/>
      <style:paragraph-properties fo:margin-top="0.0598in" fo:margin-bottom="0.0598in" style:contextual-spacing="false" fo:line-height="100%"/>
      <style:text-properties fo:color="#000000" loext:opacity="100%" style:font-name="DejaVu Sans Mono" fo:font-size="10pt" officeooo:paragraph-rsid="00476cbe" style:font-size-asian="10pt" style:font-size-complex="10pt"/>
    </style:style>
    <style:style style:name="P8" style:family="paragraph" style:parent-style-name="Text_20_body">
      <loext:graphic-properties draw:fill-gradient-name="gradient" draw:fill-hatch-name="hatch"/>
      <style:paragraph-properties fo:margin-top="0.0402in" fo:margin-bottom="0in" style:contextual-spacing="false" fo:line-height="100%"/>
      <style:text-properties fo:color="#000000" loext:opacity="100%" style:font-name="DejaVu Sans Mono" fo:font-size="10pt" officeooo:paragraph-rsid="00476cbe" style:font-size-asian="10pt" style:font-size-complex="10pt"/>
    </style:style>
    <style:style style:name="P9" style:family="paragraph" style:parent-style-name="Text_20_body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in" style:auto-text-indent="false" fo:background-color="transparent"/>
      <style:text-properties fo:color="#000000" loext:opacity="100%" style:font-name="DejaVu Sans Mono" fo:font-size="10pt" officeooo:paragraph-rsid="00476cbe" style:font-size-asian="10pt" style:font-size-complex="10pt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800080" loext:opacity="100%" style:font-name="DejaVu Sans Mono" fo:font-size="9pt" officeooo:rsid="00499475" officeooo:paragraph-rsid="00499475" style:font-size-asian="9pt" style:font-size-complex="9pt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800080" loext:opacity="100%" style:font-name="DejaVu Sans Mono" fo:font-size="9pt" officeooo:paragraph-rsid="00476cbe" style:font-size-asian="9pt" style:font-size-complex="9pt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800080" loext:opacity="100%" style:font-name="DejaVu Sans Mono" fo:font-size="9pt" officeooo:paragraph-rsid="00499475" style:font-size-asian="9pt" style:font-size-complex="9pt"/>
    </style:style>
    <style:style style:name="P13" style:family="paragraph" style:parent-style-name="Text_20_body">
      <style:paragraph-properties fo:margin-top="0in" fo:margin-bottom="0in" style:contextual-spacing="false" fo:line-height="100%" fo:break-before="auto" fo:break-after="auto"/>
      <style:text-properties style:font-name="DejaVu Sans Mono" fo:font-size="10pt" officeooo:paragraph-rsid="00476cbe" style:font-size-asian="10pt" style:font-size-complex="10pt"/>
    </style:style>
    <style:style style:name="P14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0pt" officeooo:paragraph-rsid="00476cbe" style:font-size-asian="10pt" style:font-size-complex="10pt"/>
    </style:style>
    <style:style style:name="P15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16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17" style:family="paragraph" style:parent-style-name="Text_20_body">
      <loext:graphic-properties draw:fill="none" draw:fill-hatch-name="hatch"/>
      <style:paragraph-properties fo:margin-left="0in" fo:margin-right="0in" fo:margin-top="0.0598in" fo:margin-bottom="0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18" style:family="paragraph" style:parent-style-name="Text_20_body">
      <loext:graphic-properties draw:fill="none" draw:fill-hatch-name="hatch"/>
      <style:paragraph-properties fo:margin-left="0in" fo:margin-right="0in" fo:margin-top="0in" fo:margin-bottom="0.0598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19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598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20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402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21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in" style:auto-text-indent="false" fo:background-color="transparent"/>
      <style:text-properties style:font-name="DejaVu Sans Mono" fo:font-size="10pt" officeooo:rsid="005a2ca9" officeooo:paragraph-rsid="005a2ca9" style:font-size-asian="10pt" style:font-size-complex="10pt"/>
    </style:style>
    <style:style style:name="P2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style:font-name="DejaVu Sans Mono" fo:font-size="10pt" officeooo:rsid="0066db6f" officeooo:paragraph-rsid="0066db6f" style:font-size-asian="10pt" style:font-size-complex="10pt"/>
    </style:style>
    <style:style style:name="P23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color="#55308d" loext:opacity="100%" style:font-name="DejaVu Sans Mono" fo:font-size="9pt" officeooo:paragraph-rsid="00476cbe" style:font-size-asian="9pt" style:font-size-complex="9pt"/>
    </style:style>
    <style:style style:name="P24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paragraph-rsid="00476cbe" style:font-size-asian="9pt" style:font-size-complex="9pt"/>
    </style:style>
    <style:style style:name="P25" style:family="paragraph" style:parent-style-name="Text_20_body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in" style:auto-text-indent="false" fo:background-color="transparent"/>
      <style:text-properties fo:color="#55308d" loext:opacity="100%" style:font-name="DejaVu Sans Mono" fo:font-size="9pt" officeooo:paragraph-rsid="00476cbe" style:font-size-asian="9pt" style:font-size-complex="9pt"/>
    </style:style>
    <style:style style:name="P26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27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28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29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30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598in" fo:margin-bottom="0.0598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31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32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402in" style:contextual-spacing="false" fo:line-height="100%" fo:text-indent="0in" style:auto-text-indent="false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33" style:family="paragraph" style:parent-style-name="Text_20_body">
      <loext:graphic-properties draw:fill="none" draw:fill-gradient-name="gradient" draw:fill-hatch-name="hatch"/>
      <style:paragraph-properties fo:margin-left="0in" fo:margin-right="0in" fo:margin-top="0in" fo:margin-bottom="0.0598in" style:contextual-spacing="false" fo:line-height="100%" fo:text-indent="0in" style:auto-text-indent="false" fo:background-color="transparent"/>
      <style:text-properties fo:color="#55308d" loext:opacity="100%" style:font-name="DejaVu Sans Mono" fo:font-size="9pt" officeooo:rsid="005a2ca9" officeooo:paragraph-rsid="005a2ca9" style:font-size-asian="9pt" style:font-size-complex="9pt"/>
    </style:style>
    <style:style style:name="P34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aa28b" style:font-size-asian="9pt" style:font-size-complex="9pt"/>
    </style:style>
    <style:style style:name="P35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ba7b9" style:font-size-asian="9pt" style:font-size-complex="9pt"/>
    </style:style>
    <style:style style:name="P36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>
        <style:tab-stops>
          <style:tab-stop style:position="0in"/>
        </style:tab-stops>
      </style:paragraph-properties>
      <style:text-properties fo:color="#55308d" loext:opacity="100%" style:font-name="DejaVu Sans Mono" fo:font-size="9pt" officeooo:rsid="005a2ca9" officeooo:paragraph-rsid="005ba7b9" style:font-size-asian="9pt" style:font-size-complex="9pt"/>
    </style:style>
    <style:style style:name="P37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5f9668" style:font-size-asian="9pt" style:font-size-complex="9pt"/>
    </style:style>
    <style:style style:name="P38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6259fd" style:font-size-asian="9pt" style:font-size-complex="9pt"/>
    </style:style>
    <style:style style:name="P39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color="#55308d" loext:opacity="100%" style:font-name="DejaVu Sans Mono" fo:font-size="9pt" officeooo:rsid="005a2ca9" officeooo:paragraph-rsid="0062f5db" style:font-size-asian="9pt" style:font-size-complex="9pt"/>
    </style:style>
    <style:style style:name="P40" style:family="paragraph" style:parent-style-name="Text_20_body" style:master-page-name="">
      <loext:graphic-properties draw:fill="none" draw:fill-gradient-name="gradient" draw:fill-hatch-name="hatch"/>
      <style:paragraph-properties fo:margin-left="0in" fo:margin-right="0in" fo:margin-top="0.0402in" fo:margin-bottom="0.0402in" style:contextual-spacing="false" fo:line-height="100%" fo:text-indent="0.25in" style:auto-text-indent="false" style:page-number="auto" fo:background-color="transparent"/>
      <style:text-properties fo:font-variant="normal" fo:text-transform="none" fo:color="#55308d" loext:opacity="100%" style:font-name="DejaVu Sans Mono" fo:font-size="7pt" fo:letter-spacing="normal" fo:font-style="normal" fo:font-weight="normal" officeooo:rsid="005a2ca9" officeooo:paragraph-rsid="005a2ca9" style:font-size-asian="7pt" style:font-size-complex="7pt"/>
    </style:style>
    <style:style style:name="P41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.0402in" style:contextual-spacing="false" fo:line-height="100%" fo:text-indent="0in" style:auto-text-indent="false" fo:background-color="transparent"/>
      <style:text-properties fo:color="#2a6099" loext:opacity="100%" style:font-name="DejaVu Sans Mono" fo:font-size="10pt" officeooo:rsid="005a2ca9" officeooo:paragraph-rsid="005a2ca9" style:font-size-asian="10pt" style:font-size-complex="10pt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00%" fo:text-indent="0in" style:auto-text-indent="false" fo:background-color="transparent"/>
      <style:text-properties fo:color="#2a6099" loext:opacity="100%" style:font-name="DejaVu Sans Mono" fo:font-size="10pt" officeooo:rsid="005a2ca9" officeooo:paragraph-rsid="005a2ca9" style:font-size-asian="10pt" style:font-size-complex="10pt"/>
    </style:style>
    <style:style style:name="P43" style:family="paragraph" style:parent-style-name="Text_20_body">
      <style:paragraph-properties fo:text-align="start" style:justify-single-word="false"/>
      <style:text-properties fo:color="#2a6099" loext:opacity="100%" fo:font-size="8pt" style:font-size-asian="8pt" style:font-size-complex="8pt"/>
    </style:style>
    <style:style style:name="P44" style:family="paragraph" style:parent-style-name="Heading_20_2" style:master-page-name="">
      <style:paragraph-properties fo:margin-top="0.2in" fo:margin-bottom="0.0799in" style:contextual-spacing="false" style:page-number="auto" fo:keep-with-next="always">
        <style:tab-stops/>
      </style:paragraph-properties>
      <style:text-properties style:font-name="Liberation Sans" fo:font-size="11pt" fo:font-style="normal" fo:font-weight="bold" officeooo:rsid="00476cbe" style:font-name-asian="Noto Sans CJK SC" style:font-size-asian="11pt" style:font-style-asian="normal" style:font-weight-asian="bold" style:font-name-complex="Lohit Devanagari1" style:font-size-complex="11pt" style:font-style-complex="normal" style:font-weight-complex="bold"/>
    </style:style>
    <style:style style:name="P45" style:family="paragraph" style:parent-style-name="Heading_20_2" style:master-page-name="">
      <style:paragraph-properties fo:margin-top="0.2in" fo:margin-bottom="0.0799in" style:contextual-spacing="false" style:page-number="auto" fo:keep-with-next="always">
        <style:tab-stops/>
      </style:paragraph-properties>
      <style:text-properties fo:color="#000000" loext:opacity="100%" style:font-name="Liberation Sans" fo:font-style="normal" fo:font-weight="bold" style:font-name-asian="Noto Sans CJK SC" style:font-style-asian="normal" style:font-weight-asian="bold" style:font-name-complex="Lohit Devanagari1" style:font-style-complex="normal" style:font-weight-complex="bold"/>
    </style:style>
    <style:style style:name="T1" style:family="text">
      <style:text-properties style:font-name="DejaVu Sans" fo:font-size="6pt" officeooo:rsid="0055e34b" style:font-size-asian="6pt" style:font-size-complex="6pt"/>
    </style:style>
    <style:style style:name="T2" style:family="text">
      <style:text-properties style:font-name="DejaVu Sans" fo:font-size="6pt" officeooo:rsid="0020993d" style:font-size-asian="6pt" style:font-size-complex="6pt"/>
    </style:style>
    <style:style style:name="T3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4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T5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T6" style:family="text">
      <style:text-properties officeooo:rsid="0053e0ce"/>
    </style:style>
    <style:style style:name="T7" style:family="text">
      <style:text-properties fo:font-size="10pt" officeooo:rsid="0053e0ce" style:font-size-asian="10pt" style:font-size-complex="10pt"/>
    </style:style>
    <style:style style:name="T8" style:family="text">
      <style:text-properties officeooo:rsid="0055e34b"/>
    </style:style>
    <style:style style:name="T9" style:family="text">
      <style:text-properties officeooo:rsid="0056e092"/>
    </style:style>
    <style:style style:name="T10" style:family="text">
      <style:text-properties officeooo:rsid="005ba7b9"/>
    </style:style>
    <style:style style:name="T11" style:family="text">
      <style:text-properties officeooo:rsid="00612ba7"/>
    </style:style>
    <style:style style:name="T12" style:family="text">
      <style:text-properties fo:color="#c9211e" loext:opacity="100%"/>
    </style:style>
    <style:style style:name="T13" style:family="text">
      <style:text-properties officeooo:rsid="006b865e"/>
    </style:style>
    <style:style style:name="T14" style:family="text">
      <style:text-properties officeooo:rsid="006b9e36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9_927336185"/><text:span text:style-name="T8">AWK + CUT</text:span> <text:span text:style-name="T6">(</text:span><text:span text:style-name="T7">ver. </text:span><text:span text:style-name="T7"><text:date style:data-style-name="N45" text:date-value="2022-08-14T01:25:35.671187681" text:fixed="true">14. Aug. 2022</text:date></text:span><text:span text:style-name="T7"><text:s/></text:span><text:span text:style-name="T7"><text:time style:data-style-name="N60" text:time-value="2022-08-14T13:39:25.634650108" text:fixed="true">13:39</text:time></text:span><text:span text:style-name="T6">)</text:span><text:bookmark-end text:name="__RefHeading___Toc109_92733618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<text:a xlink:type="simple" xlink:href="#__RefHeading___Toc109_927336185" text:style-name="Index_20_Link" text:visited-style-name="Index_20_Link">AWK + CUT (ver. 14. Aug. 2022 12:10)<text:tab/>1</text:a></text:p>
          <text:p text:style-name="P3"><text:a xlink:type="simple" xlink:href="#__RefHeading___Toc111_927336185" text:style-name="Index_20_Link" text:visited-style-name="Index_20_Link">Встроенные переменные<text:tab/>1</text:a></text:p>
          <text:p text:style-name="P3"><text:a xlink:type="simple" xlink:href="#__RefHeading___Toc227_3991028445" text:style-name="Index_20_Link" text:visited-style-name="Index_20_Link">Шаблоны AWK. Шаблоны регулярных выражений<text:tab/>1</text:a></text:p>
          <text:p text:style-name="P3"><text:a xlink:type="simple" xlink:href="#__RefHeading___Toc416_2294341738" text:style-name="Index_20_Link" text:visited-style-name="Index_20_Link">Шаблоны реляционных выражений<text:tab/>2</text:a></text:p>
          <text:p text:style-name="P3"><text:a xlink:type="simple" xlink:href="#__RefHeading___Toc418_2294341738" text:style-name="Index_20_Link" text:visited-style-name="Index_20_Link">Шаблоны диапазонов<text:tab/>2</text:a></text:p>
          <text:p text:style-name="P3"><text:a xlink:type="simple" xlink:href="#__RefHeading___Toc420_2294341738" text:style-name="Index_20_Link" text:visited-style-name="Index_20_Link">Специальные шаблоны выражения<text:tab/>2</text:a></text:p>
          <text:p text:style-name="P3"><text:a xlink:type="simple" xlink:href="#__RefHeading___Toc422_2294341738" text:style-name="Index_20_Link" text:visited-style-name="Index_20_Link">Комбинирование<text:tab/>3</text:a></text:p>
          <text:p text:style-name="P3"><text:a xlink:type="simple" xlink:href="#__RefHeading___Toc424_2294341738" text:style-name="Index_20_Link" text:visited-style-name="Index_20_Link">Изменение поля и разделителя записей<text:tab/>3</text:a></text:p>
          <text:p text:style-name="P3"><text:a xlink:type="simple" xlink:href="#__RefHeading___Toc426_2294341738" text:style-name="Index_20_Link" text:visited-style-name="Index_20_Link">Действия при отсутствии нагрузки<text:tab/>3</text:a></text:p>
          <text:p text:style-name="P3"><text:a xlink:type="simple" xlink:href="#__RefHeading___Toc551_1188138889" text:style-name="Index_20_Link" text:visited-style-name="Index_20_Link">Утилита CLI cut<text:tab/>4</text:a></text:p>
          <text:p text:style-name="P3"><text:a xlink:type="simple" xlink:href="#__RefHeading___Toc553_1188138889" text:style-name="Index_20_Link" text:visited-style-name="Index_20_Link">Как вырезать по разделителю<text:tab/>4</text:a></text:p>
          <text:p text:style-name="P3"><text:a xlink:type="simple" xlink:href="#__RefHeading___Toc555_1188138889" text:style-name="Index_20_Link" text:visited-style-name="Index_20_Link">Чем дополнить подборку<text:tab/>5</text:a></text:p>
          <text:p text:style-name="P3"><text:a xlink:type="simple" xlink:href="#__RefHeading___Toc557_1188138889" text:style-name="Index_20_Link" text:visited-style-name="Index_20_Link">Как указать разделитель вывода<text:tab/>5</text:a></text:p>
          <text:p text:style-name="P3"><text:a xlink:type="simple" xlink:href="#__RefHeading___Toc559_1188138889" text:style-name="Index_20_Link" text:visited-style-name="Index_20_Link">Примеры вырезок<text:tab/>5</text:a></text:p>
        </text:index-body>
      </text:table-of-content>
      <text:p text:style-name="P43">https://routerus.com/linux-cut-command/</text:p>
      <text:h text:style-name="P44" text:outline-level="2"><text:bookmark-start text:name="__RefHeading___Toc111_927336185"/>Встроенные переменные<text:bookmark-end text:name="__RefHeading___Toc111_927336185"/></text:h>
      <table:table table:name="Table1" table:style-name="Table1">
        <table:table-column table:style-name="Table1.A"/>
        <table:table-column table:style-name="Table1.B"/>
        <table:table-row table:style-name="TableLine93910010680192">
          <table:table-cell table:style-name="TableBox93910010822640" office:value-type="string">
            <text:p text:style-name="P10">NF</text:p>
          </table:table-cell>
          <table:table-cell table:style-name="TableBox93910010829024" office:value-type="string">
            <text:p text:style-name="P6">количество полей в записи</text:p>
          </table:table-cell>
        </table:table-row>
        <table:table-row table:style-name="TableLine93910010845648">
          <table:table-cell table:style-name="TableBox93910010822640" office:value-type="string">
            <text:p text:style-name="P12">NR</text:p>
          </table:table-cell>
          <table:table-cell table:style-name="TableBox93910010829024" office:value-type="string">
            <text:p text:style-name="P5">номер текущей записи</text:p>
          </table:table-cell>
        </table:table-row>
        <table:table-row table:style-name="TableLine93910010846272">
          <table:table-cell table:style-name="TableBox93910010822640" office:value-type="string">
            <text:p text:style-name="P12">FILENAME</text:p>
          </table:table-cell>
          <table:table-cell table:style-name="TableBox93910010829024" office:value-type="string">
            <text:p text:style-name="P5">имя входного файла, который в данный момент обрабатывается</text:p>
          </table:table-cell>
        </table:table-row>
        <table:table-row table:style-name="TableLine93910010846944">
          <table:table-cell table:style-name="TableBox93910010822640" office:value-type="string">
            <text:p text:style-name="P11">FS</text:p>
          </table:table-cell>
          <table:table-cell table:style-name="TableBox93910010829024" office:value-type="string">
            <text:p text:style-name="P4"><text:span text:style-name="T9">р</text:span>азделитель полей</text:p>
          </table:table-cell>
        </table:table-row>
        <table:table-row table:style-name="TableLine93910010847728">
          <table:table-cell table:style-name="TableBox93910010822640" office:value-type="string">
            <text:p text:style-name="P11">RS</text:p>
          </table:table-cell>
          <table:table-cell table:style-name="TableBox93910010829024" office:value-type="string">
            <text:p text:style-name="P4"><text:span text:style-name="T9">р</text:span>азделитель записей</text:p>
          </table:table-cell>
        </table:table-row>
        <table:table-row table:style-name="TableLine93910010848512">
          <table:table-cell table:style-name="TableBox93910010822640" office:value-type="string">
            <text:p text:style-name="P11">OFS</text:p>
          </table:table-cell>
          <table:table-cell table:style-name="TableBox93910010829024" office:value-type="string">
            <text:p text:style-name="P4"><text:span text:style-name="T9">р</text:span>азделитель выходных полей</text:p>
          </table:table-cell>
        </table:table-row>
        <table:table-row table:style-name="TableLine93910010849296">
          <table:table-cell table:style-name="TableBox93910010822640" office:value-type="string">
            <text:p text:style-name="P11">ORS</text:p>
          </table:table-cell>
          <table:table-cell table:style-name="TableBox93910010829024" office:value-type="string">
            <text:p text:style-name="P4">разделитель выходной записи</text:p>
          </table:table-cell>
        </table:table-row>
      </table:table>
      <text:p text:style-name="P7">В приведенных ниже примерах мы будем использовать файл с именем «team.txt», который выглядит примерно так:</text:p>
      <text:p text:style-name="P23">Bucks Milwaukee <text:s text:c="3"/>60 22 0.732 </text:p>
      <text:p text:style-name="P23">Raptors Toronto <text:s text:c="3"/>58 24 0.707 </text:p>
      <text:p text:style-name="P23">76ers Philadelphia 51 31 0.622</text:p>
      <text:p text:style-name="P23">Celtics Boston <text:s text:c="4"/>49 33 0.598</text:p>
      <text:p text:style-name="P23">Pacers Indiana <text:s text:c="4"/>48 34 0.585</text:p>
      <text:p text:style-name="P8">Вот пример, показывающий, как напечатать имя файла и количество строк (записей):</text:p>
      <text:p text:style-name="P24"><text:span text:style-name="T11">$ </text:span>awk 'END { print "File", FILENAME, "contains", NR, "lines." }' teams.txt</text:p>
      <text:p text:style-name="P25">File teams.txt contains 5 lines.</text:p>
      <text:p text:style-name="P9">Переменные в AWK могут быть установлены в любой строке программы. Чтобы определить переменную для всей программы, поместите ее в шаблон BEGIN .</text:p>
      <text:h text:style-name="P45" text:outline-level="2"><text:bookmark-start text:name="__RefHeading___Toc227_3991028445"/>Шаблоны AWK. Шаблоны регулярных выражений<text:bookmark-end text:name="__RefHeading___Toc227_3991028445"/></text:h>
      <text:p text:style-name="P13">Регулярное выражение или регулярное выражение — это шаблон, который соответствует набору строк. Шаблоны регулярных выражений AWK заключаются в косую черту ( // ):</text:p>
      <text:p text:style-name="P24">/regex pattern/ { action }</text:p>
      <text:p text:style-name="P14">Самый простой пример — это буквальное сопоставление символа или строки. Например, чтобы отобразить первое поле каждой записи, содержащее «0,5», вы должны выполнить следующую команду:</text:p>
      <text:p text:style-name="P26">$ awk '/0.5/ { print $1 }' teams.txt</text:p>
      <text:p text:style-name="P31">Celtics</text:p>
      <text:p text:style-name="P32">Pacers</text:p>
      <text:p text:style-name="P15">Шаблон может быть любым типом расширенного регулярного выражения. Вот пример, который печатает первое поле, если запись начинается с двух или более цифр:</text:p>
      <text:p text:style-name="P26">$ awk '/^[0-9][0-9]/ { print $1 }' teams.txt</text:p>
      <text:p text:style-name="P32">76ers</text:p>
      <text:h text:style-name="Heading_20_2" text:outline-level="2"><text:bookmark-start text:name="__RefHeading___Toc416_2294341738"/><text:soft-page-break/>Шаблоны реляционных выражений<text:bookmark-end text:name="__RefHeading___Toc416_2294341738"/></text:h>
      <text:p text:style-name="P15">Шаблоны реляционных выражений обычно используются для сопоставления содержимого определенного поля или переменной.</text:p>
      <text:p text:style-name="P15">По умолчанию шаблоны регулярных выражений сопоставляются с записями. Чтобы сопоставить регулярное выражение с полем, укажите поле и используйте оператор сравнения «содержать» ( ~ ) с шаблоном.</text:p>
      <text:p text:style-name="P15">Например, чтобы напечатать первое поле каждой записи, второе поле которой содержит «ia», вы должны ввести:</text:p>
      <text:p text:style-name="P26">$ awk '$2 ~ /ia/ { print $1 }' teams.txt</text:p>
      <text:p text:style-name="P31">76ers</text:p>
      <text:p text:style-name="P32">Pacers</text:p>
      <text:p text:style-name="P15">Чтобы сопоставить поля, которые не содержат заданного шаблона, используйте оператор !~ :</text:p>
      <text:p text:style-name="P26">$ awk '$2 !~ /ia/ { print $1 }' teams.txt</text:p>
      <text:p text:style-name="P31">Bucks</text:p>
      <text:p text:style-name="P31">Raptors</text:p>
      <text:p text:style-name="P32">Celtics</text:p>
      <text:p text:style-name="P15">Вы можете сравнивать строки или числа для таких отношений, как, больше, меньше, равно и т. Д. Следующая команда печатает первое поле всех записей, третье поле которых больше 50:</text:p>
      <text:p text:style-name="P34">$ awk '$3 &gt; 50 { print $1 }' teams.txt</text:p>
      <text:p text:style-name="P31">Bucks</text:p>
      <text:p text:style-name="P31">Raptors</text:p>
      <text:p text:style-name="P32">76ers</text:p>
      <text:h text:style-name="Heading_20_2" text:outline-level="2"><text:bookmark-start text:name="__RefHeading___Toc418_2294341738"/>Шаблоны диапазонов<text:bookmark-end text:name="__RefHeading___Toc418_2294341738"/></text:h>
      <text:p text:style-name="P15">Шаблоны диапазонов состоят из двух шаблонов, разделенных запятой:</text:p>
      <text:p text:style-name="P26">pattern1, pattern2</text:p>
      <text:p text:style-name="P15">Вот пример, который напечатает первое поле всех записей, начиная с записи, включая «Raptors», до записи, включающей «Celtics»:</text:p>
      <text:p text:style-name="P35">$ awk '/Raptors/,/Celtics/ { print $1 }' teams.txt</text:p>
      <text:p text:style-name="P31">Raptors</text:p>
      <text:p text:style-name="P31">76ers</text:p>
      <text:p text:style-name="P32">Celtics</text:p>
      <text:p text:style-name="P15">Шаблоны также могут быть выражениями отношений. Приведенная ниже команда распечатает все записи, начиная с той, четвертое поле которой равно 3<text:span text:style-name="T10">1</text:span>, до той, четвертое поле которой равно 33:</text:p>
      <text:p text:style-name="P36">$ awk '$4 == 31, $4 == 33 { print $0 }' teams.txt</text:p>
      <text:p text:style-name="P31">76ers Philadelphia 51 31 0.622</text:p>
      <text:p text:style-name="P32">Celtics Boston <text:s text:c="4"/>49 33 0.598</text:p>
      <text:h text:style-name="Heading_20_2" text:outline-level="2"><text:bookmark-start text:name="__RefHeading___Toc420_2294341738"/>Специальные шаблоны выражения<text:bookmark-end text:name="__RefHeading___Toc420_2294341738"/></text:h>
      <text:p text:style-name="P15">BEGIN — используется для выполнения действий перед обработкой записей.</text:p>
      <text:p text:style-name="P15">END — используется для выполнения действий после обработки записей.</text:p>
      <text:p text:style-name="P16">Шаблон BEGIN обычно используется для установки переменных, а шаблон END для обработки данных из записей, таких как вычисления.</text:p>
      <text:p text:style-name="P15">В следующем примере печатается «Начать обработку.», Затем печатается третье поле каждой записи и, наконец, «Завершить обработку».</text:p>
      <text:p text:style-name="P40">$ awk 'BEGIN { print "Start Processing." }; { print $3 }; END { print "End Processing." }' teams.txt</text:p>
      <text:p text:style-name="P31">Start Processing</text:p>
      <text:p text:style-name="P31">60</text:p>
      <text:p text:style-name="P31">58</text:p>
      <text:p text:style-name="P31">51</text:p>
      <text:p text:style-name="P31">49</text:p>
      <text:p text:style-name="P31">48</text:p>
      <text:p text:style-name="P32">End Processing.</text:p>
      <text:h text:style-name="Heading_20_2" text:outline-level="2"><text:bookmark-start text:name="__RefHeading___Toc422_2294341738"/><text:soft-page-break/>Комбинирование<text:bookmark-end text:name="__RefHeading___Toc422_2294341738"/></text:h>
      <text:p text:style-name="P15">Awk позволяет комбинировать два или более шаблонов, используя логический оператор И ( &amp;&amp; ) и логический оператор ИЛИ ( || ).</text:p>
      <text:p text:style-name="P15">Вот пример, в котором оператор &amp;&amp; используется для печати первого поля той записи, у которой третье поле больше 50, а четвертое поле меньше 30:</text:p>
      <text:p text:style-name="P37">$ awk '$3 &gt; 50 &amp;&amp; $4 &lt; 30 { print $1 }' teams.txt</text:p>
      <text:p text:style-name="P31">Bucks</text:p>
      <text:p text:style-name="P31">Raptors</text:p>
      <text:h text:style-name="Heading_20_2" text:outline-level="2"><text:bookmark-start text:name="__RefHeading___Toc424_2294341738"/>Изменение поля и разделителя записей<text:bookmark-end text:name="__RefHeading___Toc424_2294341738"/></text:h>
      <text:p text:style-name="P15">По умолчанию значение разделителя полей — любое количество пробелов или символов табуляции. Его можно изменить, установив в переменной FS.</text:p>
      <text:p text:style-name="P15">Например, чтобы установить разделитель полей ‘.’ вы бы использовали:</text:p>
      <text:p text:style-name="P38">$ awk 'BEGIN { FS = "." } { print $1 }' teams.txt</text:p>
      <text:p text:style-name="P31">Bucks Milwaukee <text:s text:c="3"/>60 22 0</text:p>
      <text:p text:style-name="P31">Raptors Toronto <text:s text:c="3"/>58 24 0</text:p>
      <text:p text:style-name="P31">76ers Philadelphia 51 31 0</text:p>
      <text:p text:style-name="P31">Celtics Boston <text:s text:c="4"/>49 33 0</text:p>
      <text:p text:style-name="P32">Pacers Indiana <text:s text:c="4"/>48 34 0</text:p>
      <text:p text:style-name="P15">Разделитель полей также может содержать более одного символа:</text:p>
      <text:p text:style-name="P39">$ awk 'BEGIN { FS = ".." } { print $1 }' teams.txt</text:p>
      <text:p text:style-name="P15">При запуске однострочных команд awk в командной строке вы также можете использовать параметр <text:span text:style-name="T12">-F</text:span> для изменения разделителя полей:</text:p>
      <text:p text:style-name="P39">$ awk -F "." '{ print $1 }' teams.txt</text:p>
      <text:p text:style-name="P15">По умолчанию разделителем записей является символ новой строки, который можно изменить с помощью переменной RS.</text:p>
      <text:p text:style-name="P15">Вот пример, показывающий, как изменить разделитель записей на ‘.’ :</text:p>
      <text:p text:style-name="P39">$ awk 'BEGIN { RS = "." } { print $1 }' teams.txt</text:p>
      <text:p text:style-name="P31">Bucks Milwaukee <text:s text:c="3"/>60 22 0</text:p>
      <text:p text:style-name="P31">732 </text:p>
      <text:p text:style-name="P31">Raptors Toronto <text:s text:c="3"/>58 24 0</text:p>
      <text:p text:style-name="P31">707 </text:p>
      <text:p text:style-name="P31">76ers Philadelphia 51 31 0</text:p>
      <text:p text:style-name="P31">622</text:p>
      <text:p text:style-name="P31">Celtics Boston <text:s text:c="4"/>49 33 0</text:p>
      <text:p text:style-name="P31">598</text:p>
      <text:p text:style-name="P31">Pacers Indiana <text:s text:c="4"/>48 34 0</text:p>
      <text:p text:style-name="P31">585</text:p>
      <text:h text:style-name="Heading_20_2" text:outline-level="2"><text:bookmark-start text:name="__RefHeading___Toc426_2294341738"/>Действия при отсутствии нагрузки<text:bookmark-end text:name="__RefHeading___Toc426_2294341738"/></text:h>
      <text:p text:style-name="P15">Действия awk заключаются в фигурные скобки ( {} ) и выполняются при совпадении с шаблоном. Действие может иметь ноль или более утверждений. Несколько операторов выполняются в том порядке, в котором они появляются, и должны быть разделены новой строкой или точкой с запятой ( ; ).</text:p>
      <text:p text:style-name="P15">В awk поддерживается несколько типов операторов действий:</text:p>
      <text:p text:style-name="P15">Выражения, такие как присваивание переменных, арифметические операторы, операторы увеличения и уменьшения.</text:p>
      <text:p text:style-name="P15">Управляющие операторы, используемые для управления потоком программы ( if , for , while , switch и т. Д.)</text:p>
      <text:p text:style-name="P15">Операторы вывода, такие как print и printf .</text:p>
      <text:p text:style-name="P15">Составные утверждения, чтобы сгруппировать другие утверждения.</text:p>
      <text:p text:style-name="P15">Операторы ввода, чтобы управлять обработкой ввода.</text:p>
      <text:p text:style-name="P15">Операторы удаления для удаления элементов массива.</text:p>
      <text:p text:style-name="P15">Оператор print вероятно, является наиболее часто используемым оператором awk. Он печатает форматированный вывод текста, записей, полей и переменных.</text:p>
      <text:p text:style-name="P15">При печати нескольких элементов их нужно разделять запятыми. Вот пример:</text:p>
      <text:p text:style-name="P39">$ awk '{ print $1, $3, $5 }' teams.txt</text:p>
      <text:p text:style-name="P15">Когда print используется без аргументов, по умолчанию используется print $0 . Текущая запись будет напечатана.</text:p>
      <text:p text:style-name="P15">Чтобы напечатать собственный текст, вы должны заключить текст в двойные кавычки:</text:p>
      <text:p text:style-name="P39">$ awk '{ print "The first field:", $1}' teams.txt</text:p>
      <text:p text:style-name="P31"><text:soft-page-break/>The first field: Bucks</text:p>
      <text:p text:style-name="P31">The first field: Raptors</text:p>
      <text:p text:style-name="P31">The first field: 76ers</text:p>
      <text:p text:style-name="P31">The first field: Celtics</text:p>
      <text:p text:style-name="P32">The first field: Pacers</text:p>
      <text:h text:style-name="Heading_20_2" text:outline-level="2"><text:bookmark-start text:name="__RefHeading___Toc551_1188138889"/>Утилита CLI cut<text:bookmark-end text:name="__RefHeading___Toc551_1188138889"/></text:h>
      <text:p text:style-name="P22">cut — это утилита командной строки, которая позволяет вырезать части строк из указанных файлов или данных, передаваемых по конвейеру, и выводить результат на стандартный вывод. Его можно использовать для вырезания частей строки по разделителю, позиции байта и символу.</text:p>
      <text:p text:style-name="P18">Параметры, которые указывают cut следует ли использовать разделитель, позицию байта или символ при вырезании выбранных частей строк, следующие:</text:p>
      <text:p text:style-name="P15">-f ( --fields=LIST ) — Выбрать, указав поле, набор полей или диапазон полей. Это наиболее часто используемый вариант.</text:p>
      <text:p text:style-name="P15">-b ( --bytes=LIST ) — Выбрать, указав байт, набор байтов или диапазон байтов.</text:p>
      <text:p text:style-name="P15">-c ( --characters=LIST ) — Выбрать, указав символ, набор символов или диапазон символов.</text:p>
      <text:p text:style-name="P17">Вы можете использовать один и только один из перечисленных выше вариантов.</text:p>
      <text:p text:style-name="P19">Другие варианты:</text:p>
      <text:p text:style-name="P15">-d ( --delimiter ) — укажите разделитель, который будет использоваться вместо разделителя по умолчанию «TAB».</text:p>
      <text:p text:style-name="P15">--complement — Дополнить выбор. При использовании этой опции cut отображает все байты, символы или поля, кроме выбранных.</text:p>
      <text:p text:style-name="P15">-s ( --only-delimited ) — по умолчанию cut печатает строки, не содержащие символа разделителя. Когда используется эта опция, cut не печатает строки, не содержащие разделителей.</text:p>
      <text:p text:style-name="P15">--output-delimiter — По умолчанию cut использует разделитель ввода в качестве ограничителя вывода. Этот параметр позволяет указать другую строку разделителя вывода.</text:p>
      <text:p text:style-name="P16">Команда cut может принимать ноль или более входных имен ФАЙЛОВ. Если FILE не указан или если FILE — - , cut будет читать из стандартного ввода.</text:p>
      <text:p text:style-name="P19">Аргумент LIST переданный параметрам -f , -b и -c , может быть целым числом, несколькими целыми числами, разделенными запятыми, диапазоном целых чисел или несколькими диапазонами целых чисел, разделенными запятыми. Каждый диапазон может быть одним из следующих:</text:p>
      <text:p text:style-name="P15">N -ое поле, байт или символ, начиная с 1.</text:p>
      <text:p text:style-name="P15">N- от N-го поля, байта или символа, до конца строки.</text:p>
      <text:p text:style-name="P15">NM от N-го до M-го поля, байта или символа.</text:p>
      <text:p text:style-name="P19">-M от первого до M-го поля, байта или символа.</text:p>
      <text:p text:style-name="P15">В приведенных ниже примерах мы будем использовать следующий файл. Поля разделены табуляцией.</text:p>
      <text:p text:style-name="P41">test.txt</text:p>
      <text:p text:style-name="P42">245:789 4567 <text:s text:c="3"/>M:4540 <text:s/>Admin <text:s text:c="2"/>01:10:1980</text:p>
      <text:p text:style-name="P42">535:763 4987 <text:s text:c="3"/>M:3476 <text:s/>Sales <text:s text:c="2"/>11:04:1978</text:p>
      <text:p text:style-name="P21">Например, чтобы отобразить 1-е и 3-е поля, вы должны использовать:</text:p>
      <text:p text:style-name="P28">$ cut test.txt -f 1,3</text:p>
      <text:p text:style-name="P31">245:789<text:tab/>M:4540</text:p>
      <text:p text:style-name="P31">535:763<text:tab/>M:3476</text:p>
      <text:p text:style-name="P20">Или, если вы хотите отображать с 1-го по 4-е поля:</text:p>
      <text:p text:style-name="P27">$ cut test.txt -f -4</text:p>
      <text:p text:style-name="P31">245:789<text:tab/>4567<text:tab/>M:4540<text:tab/>Admin</text:p>
      <text:p text:style-name="P32">535:763<text:tab/>4987<text:tab/>M:3476<text:tab/>Sales</text:p>
      <text:h text:style-name="Heading_20_2" text:outline-level="2"><text:bookmark-start text:name="__RefHeading___Toc553_1188138889"/>Как вырезать по разделителю<text:bookmark-end text:name="__RefHeading___Toc553_1188138889"/></text:h>
      <text:p text:style-name="P15">Чтобы вырезать по разделителю, вызовите команду с параметром -d , за которым следует разделитель, который вы хотите использовать.</text:p>
      <text:p text:style-name="P15"><text:soft-page-break/>Например, чтобы отобразить 1-е и 3-е поля с использованием «:» в качестве разделителя, вы должны ввести:</text:p>
      <text:p text:style-name="P29">$ cut test.txt -d ':' -f 1,3</text:p>
      <text:p text:style-name="P31">245:4540<text:tab/>Admin<text:tab/>01</text:p>
      <text:p text:style-name="P33">535:3476<text:tab/>Sales<text:tab/>11</text:p>
      <text:p text:style-name="P15">В качестве разделителя можно использовать любой одиночный символ. В следующем примере мы используем пробел в качестве разделителя и печатаем 2-е поле:</text:p>
      <text:p text:style-name="P29">$ echo "Lorem ipsum dolor sit amet" | cut -d ' ' -f 2</text:p>
      <text:p text:style-name="P33">ipsum</text:p>
      <text:h text:style-name="Heading_20_2" text:outline-level="2"><text:bookmark-start text:name="__RefHeading___Toc555_1188138889"/>Чем дополнить подборку<text:bookmark-end text:name="__RefHeading___Toc555_1188138889"/></text:h>
      <text:p text:style-name="P15">Чтобы дополнить список полей выбора, используйте параметр --complement . Это напечатает только те поля, которые не выбраны с помощью опции -f .</text:p>
      <text:p text:style-name="P15">Следующая команда распечатает все поля, кроме 1-го и 3-го:</text:p>
      <text:p text:style-name="P29">$ cut test.txt -f 1,3 --complement</text:p>
      <text:p text:style-name="P31">4567<text:tab/>Admin<text:tab/>01:10:1980</text:p>
      <text:p text:style-name="P33">4987<text:tab/>Sales<text:tab/>11:04:1978</text:p>
      <text:h text:style-name="Heading_20_2" text:outline-level="2"><text:bookmark-start text:name="__RefHeading___Toc557_1188138889"/>Как указать разделитель вывода<text:bookmark-end text:name="__RefHeading___Toc557_1188138889"/></text:h>
      <text:p text:style-name="P15">Чтобы указать разделитель вывода, используйте параметр --output-delimiter . Например, чтобы установить разделитель вывода на _ вы должны использовать:</text:p>
      <text:p text:style-name="P29">$ cut test.txt -f 1,3 --output-delimiter='_'</text:p>
      <text:p text:style-name="P31">245:789_M:4540</text:p>
      <text:p text:style-name="P33">535:763_M:3476</text:p>
      <text:h text:style-name="Heading_20_2" text:outline-level="2"><text:bookmark-start text:name="__RefHeading___Toc559_1188138889"/>Примеры вырезок<text:bookmark-end text:name="__RefHeading___Toc559_1188138889"/></text:h>
      <text:p text:style-name="P15">Команда cut обычно используется в сочетании с другими командами через <text:span text:style-name="T13">pipeline (|)</text:span>. Вот несколько примеров:</text:p>
      <text:p text:style-name="P15">Получите список всех пользователей</text:p>
      <text:p text:style-name="P15">Вывод команды getent passwd передается в cut , который печатает первое поле с использованием : качестве разделителя.</text:p>
      <text:p text:style-name="P30">$ getent passwd | cut -d ':' -f1</text:p>
      <text:p text:style-name="P15">На выходе отображается список всех пользователей системы .</text:p>
      <text:p text:style-name="P15">В следующем примере cut используется для удаления первых 8 байтов из каждой строки вывода команды history .</text:p>
      <text:p text:style-name="P26">$ history | cut -c8- | sort | uniq -c | sort -rn | head</text:p>
      <text:p text:style-name="P15">В следующем примере cut используется для <text:span text:style-name="T14">получения названия версии текущего релиза:</text:span></text:p>
      <text:p text:style-name="P26">$ awk '/VERSION=/ { print }' /etc/os-release | cut -d '(' -f2 | cut -d ')' -f1</text:p>
      <text:p text:style-name="P33">Jammy Jellyfish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solid" draw:fill-color="#f6f9d4"/>
      <style:paragraph-properties fo:margin-top="0.2in" fo:margin-bottom="0.0799in" style:contextual-spacing="false" style:page-number="auto" fo:background-color="#f6f9d4">
        <style:tab-stops/>
      </style:paragraph-properties>
      <style:text-properties fo:color="#000000" loext:opacity="100%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9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loext:graphic-properties draw:fill="gradient" draw:fill-color="#069a2e" draw:fill-gradient-name="Blue_20_Touch" draw:gradient-step-count="0"/>
      <style:paragraph-properties fo:background-color="#c9d7e6">
        <style:tab-stops>
          <style:tab-stop style:position="6.6862in" style:type="center"/>
          <style:tab-stop style:position="6.6929in" style:type="right"/>
          <style:tab-stop style:position="7.3764in"/>
          <style:tab-stop style:position="7.5in"/>
        </style:tab-stops>
      </style:paragraph-properties>
    </style:style>
    <style:style style:name="MT1" style:family="text">
      <style:text-properties style:font-name="DejaVu Sans" fo:font-size="6pt" officeooo:rsid="0055e34b" style:font-size-asian="6pt" style:font-size-complex="6pt"/>
    </style:style>
    <style:style style:name="MT2" style:family="text">
      <style:text-properties style:font-name="DejaVu Sans" fo:font-size="6pt" officeooo:rsid="0020993d" style:font-size-asian="6pt" style:font-size-complex="6pt"/>
    </style:style>
    <style:style style:name="MT3" style:family="text">
      <style:text-properties style:font-name="DejaVu Sans" fo:font-size="6pt" fo:font-style="normal" fo:font-weight="bold" officeooo:rsid="0054efb2" style:font-size-asian="6pt" style:font-style-asian="normal" style:font-weight-asian="bold" style:font-size-complex="6pt" style:font-style-complex="normal" style:font-weight-complex="bold"/>
    </style:style>
    <style:style style:name="MT4" style:family="text">
      <style:text-properties style:font-name="DejaVu Sans" fo:font-size="6pt" fo:font-style="normal" fo:font-weight="bold" officeooo:rsid="0020993d" style:font-size-asian="6pt" style:font-style-asian="normal" style:font-weight-asian="bold" style:font-size-complex="6pt" style:font-style-complex="normal" style:font-weight-complex="bold"/>
    </style:style>
    <style:style style:name="MT5" style:family="text">
      <style:text-properties style:font-name="DejaVu Sans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page-layout style:name="Mpm1">
      <style:page-layout-properties fo:page-width="8.2701in" fo:page-height="11.6902in" style:num-format="1" style:print-orientation="portrait" fo:margin-top="0.4902in" fo:margin-bottom="0.4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AWK + CUT</text:span><text:span text:style-name="MT2"><text:tab/></text:span><text:span text:style-name="MT3">page</text:span><text:span text:style-name="MT4"> </text:span><text:span text:style-name="MT5"><text:page-number text:select-page="current">5</text:page-number></text:span><text:span text:style-name="MT5">/</text:span><text:span text:style-name="MT5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12:05:34.619152318</meta:creation-date>
    <dc:date>2022-08-14T13:39:28.548646296</dc:date>
    <meta:editing-duration>PT4H54M58S</meta:editing-duration>
    <meta:editing-cycles>81</meta:editing-cycles>
    <meta:generator>LibreOffice/7.3.5.2$Linux_X86_64 LibreOffice_project/30$Build-2</meta:generator>
    <meta:document-statistic meta:table-count="1" meta:image-count="0" meta:object-count="0" meta:page-count="5" meta:paragraph-count="208" meta:word-count="1694" meta:character-count="10974" meta:non-whitespace-character-count="9423"/>
  </office:meta>
</office:document-meta>
</file>